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4722" officeooo:paragraph-rsid="00084722"/>
    </style:style>
    <style:style style:name="P2" style:family="paragraph" style:parent-style-name="Standard">
      <style:paragraph-properties fo:text-align="center" style:justify-single-word="false"/>
      <style:text-properties officeooo:rsid="00084722" officeooo:paragraph-rsid="00084722"/>
    </style:style>
    <style:style style:name="P3" style:family="paragraph" style:parent-style-name="Standard">
      <style:text-properties fo:font-style="italic" officeooo:rsid="00084722" officeooo:paragraph-rsid="00084722" style:font-style-asian="italic" style:font-style-complex="italic"/>
    </style:style>
    <style:style style:name="P4" style:family="paragraph" style:parent-style-name="Standard">
      <style:text-properties officeooo:rsid="00087dc8" officeooo:paragraph-rsid="00087dc8"/>
    </style:style>
    <style:style style:name="P5" style:family="paragraph" style:parent-style-name="Standard">
      <style:text-properties officeooo:rsid="000a57e6" officeooo:paragraph-rsid="000a57e6"/>
    </style:style>
    <style:style style:name="P6" style:family="paragraph" style:parent-style-name="Standard">
      <style:text-properties officeooo:rsid="000a949c" officeooo:paragraph-rsid="000a949c"/>
    </style:style>
    <style:style style:name="P7" style:family="paragraph" style:parent-style-name="Standard">
      <style:text-properties officeooo:rsid="000b1f2d" officeooo:paragraph-rsid="000b1f2d"/>
    </style:style>
    <style:style style:name="P8" style:family="paragraph" style:parent-style-name="Standard">
      <style:text-properties fo:font-size="10pt" officeooo:rsid="000b1f2d" officeooo:paragraph-rsid="000b1f2d" style:font-size-asian="10pt" style:font-size-complex="10pt"/>
    </style:style>
    <style:style style:name="P9" style:family="paragraph" style:parent-style-name="Standard">
      <style:text-properties officeooo:rsid="000b80aa" officeooo:paragraph-rsid="000b80aa"/>
    </style:style>
    <style:style style:name="P10" style:family="paragraph" style:parent-style-name="Standard">
      <style:text-properties officeooo:rsid="000bee4b" officeooo:paragraph-rsid="000bee4b"/>
    </style:style>
    <style:style style:name="P11" style:family="paragraph" style:parent-style-name="Title">
      <style:text-properties style:font-name="Liberation Sans" fo:font-size="28pt" fo:font-weight="bold" officeooo:rsid="00087dc8" officeooo:paragraph-rsid="00087dc8" style:font-name-asian="PingFang SC" style:font-size-asian="28pt" style:font-weight-asian="bold" style:font-name-complex="Arial Unicode MS" style:font-size-complex="28pt" style:font-weight-complex="bold"/>
    </style:style>
    <style:style style:name="T1" style:family="text">
      <style:text-properties officeooo:rsid="00087dc8"/>
    </style:style>
    <style:style style:name="T2" style:family="text">
      <style:text-properties officeooo:rsid="00099e10"/>
    </style:style>
    <style:style style:name="T3" style:family="text">
      <style:text-properties officeooo:rsid="000a57e6"/>
    </style:style>
    <style:style style:name="T4" style:family="text">
      <style:text-properties style:text-position="super 58%"/>
    </style:style>
    <style:style style:name="T5" style:family="text">
      <style:text-properties style:text-position="super 58%" officeooo:rsid="00099e10"/>
    </style:style>
    <style:style style:name="T6" style:family="text">
      <style:text-properties style:text-position="super 58%" officeooo:rsid="000b80aa"/>
    </style:style>
    <style:style style:name="T7" style:family="text">
      <style:text-properties officeooo:rsid="000b80aa"/>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officeooo:rsid="000d06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tonic and Seshatic Increments</text:p>
      <text:p text:style-name="P2">by Sven Nilsen, 2022</text:p>
      <text:p text:style-name="P1"/>
      <text:p text:style-name="P3">In this paper I argue that <text:span text:style-name="T1">two interpretations of natural numbers give rise to a mathematical language bias that corresponds to Platonism and Seshatism respectively.</text:span></text:p>
      <text:p text:style-name="P1"/>
      <text:p text:style-name="P4">In the paper “Seshatism”<text:span text:style-name="T4"><text:reference-ref text:reference-format="text" text:ref-name="seshatism">[1]</text:reference-ref></text:span>, I outlined an alternative way of thinking about existence <text:span text:style-name="T2">to Platonism</text:span><text:span text:style-name="T5"><text:reference-ref text:reference-format="text" text:ref-name="platonism in metaphysics">[2]</text:reference-ref></text:span>. From one point of view, it might seem like the distinction between Platonism and Seshatism <text:span text:style-name="T2">is an infinite separation of language. However, in this paper, I will argue that there is also a point of view where this distinction seem to bring the separation in language together such that </text:span><text:span text:style-name="T3">they appear to be belonging to two sides of the same coin.</text:span></text:p>
      <text:p text:style-name="P4"/>
      <text:p text:style-name="P5">I will take one of the simplest possible mathematical languages and talk about how Platonism and Seshatism manifests in the same system: The increment operation of natural numbers.</text:p>
      <text:p text:style-name="P5"/>
      <text:p text:style-name="P6">One can think about the interpretation of natural numbers in terms of how they are formulated with the Peano axioms<text:span text:style-name="T4"><text:reference-ref text:reference-format="text" text:ref-name="peano axioms">[3]</text:reference-ref></text:span>. In this repesentation, an increment is using the successor constructor to “wrap” an existing natural number into a 1-avatar<text:span text:style-name="T4"><text:reference-ref text:reference-format="text" text:ref-name="avatar extensions">[4]</text:reference-ref></text:span>:</text:p>
      <text:p text:style-name="P6"/>
      <text:p text:style-name="P6"><text:tab/>Z, S(Z)<text:tab/>, S(S(Z)), S(S(S(Z))), …</text:p>
      <text:p text:style-name="P6"/>
      <text:p text:style-name="P6">This interpretation might be thought of as having a Platonic bias. It copies the previous natural number perfectly and preserves all the structure in the created copy. It is such an intuitive and simple way of looking at natural numbers, that it feels like the “natural” way of thinking about them.</text:p>
      <text:p text:style-name="P6"/>
      <text:p text:style-name="P6">However, one can also think about the interpretation of natural numbers in terms of prime factorization<text:span text:style-name="T4"><text:reference-ref text:reference-format="text" text:ref-name="integer factorization">[5]</text:reference-ref></text:span>. In this representation, an increment destroys all existing factors and creates new ones:<text:line-break/><text:line-break/><text:tab/>0, 1, 2, 3, 2<text:span text:style-name="T4">2</text:span>, 5, 2·3, 7, 2<text:span text:style-name="T4">3</text:span>, 3<text:span text:style-name="T4">2</text:span>, 2·5, …</text:p>
      <text:p text:style-name="P6"/>
      <text:p text:style-name="P7">This interpretation might be thought of as having a Seshatic bias. Instead of copying the previous natural number, the new natural number is assembled by taking factors from existing numbers and putting them together in a new ways.</text:p>
      <text:p text:style-name="P7"/>
      <text:p text:style-name="P7">Although the Platonic version seems much simpler than the Seshatic version, they are equally systematic and rigorous. There is no notion of one being more “correct” than the other. However, if one wishes a particular language bias, toward Platonism or Seshatism, then it is correct to pick the first one to get Platonic bias and the second to get Seshatic bias. <text:span text:style-name="T10">This was tested with</text:span><text:span text:style-name="T7"> GPT-3</text:span><text:span text:style-name="T6"><text:reference-ref text:reference-format="text" text:ref-name="gpt-3">[6]</text:reference-ref></text:span><text:span text:style-name="T7">:</text:span></text:p>
      <text:p text:style-name="P7"><text:span text:style-name="T9"><text:line-break/>Natural numbers can be thought of as having a simple structure by incrementation, like the one used in the Peano axioms. However, they can also be thought of having a destruction/creation structure by incrementation, like the one used in prime factorisation. Which of the two interpretations corresponds to Platonism and which corresponds to Seshatism?</text:span></text:p>
      <text:p text:style-name="P8"/>
      <text:p text:style-name="P8">Platonism would be the interpretation that sees natural numbers as having a simple structure by incrementation. This is because the Platonic view is that natural numbers are abstract objects that exist outside of the physical world.<text:line-break/></text:p>
      <text:p text:style-name="P8">Seshatism, on the other hand, would be the interpretation that sees natural numbers as having a destruction/creation structure by incrementation. This is because the Seshatic view is that natural numbers are physical objects that are created and destroyed as they are used.</text:p>
      <text:h text:style-name="Heading_20_3" text:outline-level="3"><text:soft-page-break/>References</text:h>
      <text:p text:style-name="Standard"/>
      <text:p text:style-name="Standard"><text:reference-mark-start text:name="seshatism"/>[<text:span text:style-name="T7">1]</text:span><text:reference-mark-end text:name="seshatism"/><text:span text:style-name="T7"><text:tab/>“Seshatism”</text:span></text:p>
      <text:p text:style-name="Standard"><text:tab/><text:span text:style-name="T7">Sven Nilsen, 2021-2022</text:span></text:p>
      <text:p text:style-name="Standard"><text:tab/><text:a xlink:type="simple" xlink:href="https://github.com/advancedresearch/path_semantics/blob/master/papers-wip2/seshatism.pdf" text:style-name="Internet_20_link" text:visited-style-name="Visited_20_Internet_20_Link"><text:span text:style-name="T8">https://github.com/advancedresearch/path_semantics/blob/master/papers-wip2/seshatism.pdf</text:span></text:a></text:p>
      <text:p text:style-name="Standard"/>
      <text:p text:style-name="P9"><text:reference-mark-start text:name="platonism in metaphysics"/>[2]<text:reference-mark-end text:name="platonism in metaphysics"/><text:tab/>“Platonism in Metaphysics”</text:p>
      <text:p text:style-name="P9"><text:tab/>Stanford Encyclopedia of Philosophy</text:p>
      <text:p text:style-name="P9"><text:tab/><text:a xlink:type="simple" xlink:href="https://plato.stanford.edu/entries/platonism/" text:style-name="Internet_20_link" text:visited-style-name="Visited_20_Internet_20_Link"><text:span text:style-name="T8">https://plato.stanford.edu/entries/platonism/</text:span></text:a></text:p>
      <text:p text:style-name="P9"/>
      <text:p text:style-name="P9"><text:reference-mark-start text:name="peano axioms"/>[3]<text:reference-mark-end text:name="peano axioms"/><text:tab/>“Peano axioms”</text:p>
      <text:p text:style-name="P9"><text:tab/>Wikipedia</text:p>
      <text:p text:style-name="P9"><text:tab/><text:a xlink:type="simple" xlink:href="https://en.wikipedia.org/wiki/Peano_axioms" text:style-name="Internet_20_link" text:visited-style-name="Visited_20_Internet_20_Link"><text:span text:style-name="T8">https://en.wikipedia.org/wiki/Peano_axioms</text:span></text:a></text:p>
      <text:p text:style-name="P9"/>
      <text:p text:style-name="P9"><text:reference-mark-start text:name="avatar extensions"/>[4]<text:reference-mark-end text:name="avatar extensions"/><text:tab/>“Avatar Extensions”</text:p>
      <text:p text:style-name="P9"><text:tab/>AdvancedResearch – Summary page on Avatar Extensions</text:p>
      <text:p text:style-name="P9"><text:tab/><text:a xlink:type="simple" xlink:href="https://advancedresearch.github.io/avatar-extensions/summary.html" text:style-name="Internet_20_link" text:visited-style-name="Visited_20_Internet_20_Link"><text:span text:style-name="T8">https://advancedresearch.github.io/avatar-extensions/summary.html</text:span></text:a></text:p>
      <text:p text:style-name="P9"/>
      <text:p text:style-name="P9"><text:reference-mark-start text:name="integer factorization"/>[5]<text:reference-mark-end text:name="integer factorization"/><text:tab/>“Integer factorization”</text:p>
      <text:p text:style-name="P9"><text:tab/>Wikipedia</text:p>
      <text:p text:style-name="P9"><text:tab/><text:a xlink:type="simple" xlink:href="https://en.wikipedia.org/wiki/Integer_factorization" text:style-name="Internet_20_link" text:visited-style-name="Visited_20_Internet_20_Link"><text:span text:style-name="T8">https://en.wikipedia.org/wiki/Integer_factorization</text:span></text:a></text:p>
      <text:p text:style-name="P9"/>
      <text:p text:style-name="P10"><text:reference-mark-start text:name="gpt-3"/>[6]<text:reference-mark-end text:name="gpt-3"/><text:tab/>“GPT-3”</text:p>
      <text:p text:style-name="P10"><text:tab/>OpenAI</text:p>
      <text:p text:style-name="P10"><text:tab/><text:a xlink:type="simple" xlink:href="https://gpt3-openai.com/" text:style-name="Internet_20_link" text:visited-style-name="Visited_20_Internet_20_Link"><text:span text:style-name="T8">https://gpt3-openai.com/</text:span></text: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09T19:15:20.408546400</meta:creation-date>
    <dc:date>2022-05-09T21:20:55.198273048</dc:date>
    <meta:editing-duration>PT3M38S</meta:editing-duration>
    <meta:editing-cycles>1</meta:editing-cycles>
    <meta:document-statistic meta:table-count="0" meta:image-count="0" meta:object-count="0" meta:page-count="2" meta:paragraph-count="33" meta:word-count="550" meta:character-count="3738" meta:non-whitespace-character-count="3203"/>
    <meta:generator>LibreOffice/7.2.2.2$MacOSX_X86_64 LibreOffice_project/02b2acce88a210515b4a5bb2e46cbfb63fe97d56</meta:generator>
  </office:meta>
</office:document-meta>
</file>